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ndom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0" calcext:value-type="float">
            <text:p>1230</text:p>
          </table:table-cell>
          <table:table-cell office:value-type="float" office:value="565" calcext:value-type="float">
            <text:p>565</text:p>
          </table:table-cell>
          <table:table-cell office:value-type="float" office:value="30.45" calcext:value-type="float">
            <text:p>30.45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477" calcext:value-type="float">
            <text:p>477</text:p>
          </table:table-cell>
          <table:table-cell office:value-type="float" office:value="25.088" calcext:value-type="float">
            <text:p>25.088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61" calcext:value-type="float">
            <text:p>361</text:p>
          </table:table-cell>
          <table:table-cell office:value-type="float" office:value="50.562" calcext:value-type="float">
            <text:p>50.562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362" calcext:value-type="float">
            <text:p>362</text:p>
          </table:table-cell>
          <table:table-cell office:value-type="float" office:value="151.325" calcext:value-type="float">
            <text:p>151.3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94" calcext:value-type="float">
            <text:p>8594</text:p>
          </table:table-cell>
          <table:table-cell office:value-type="float" office:value="4047" calcext:value-type="float">
            <text:p>404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853" calcext:value-type="float">
            <text:p>4853</text:p>
          </table:table-cell>
          <table:table-cell office:value-type="float" office:value="3854" calcext:value-type="float">
            <text:p>3854</text:p>
          </table:table-cell>
          <table:table-cell office:value-type="float" office:value="139.9" calcext:value-type="float">
            <text:p>139.9</text:p>
          </table:table-cell>
          <table:table-cell/>
          <table:table-cell office:value-type="float" office:value="5847" calcext:value-type="float">
            <text:p>5847</text:p>
          </table:table-cell>
          <table:table-cell office:value-type="float" office:value="2645" calcext:value-type="float">
            <text:p>2645</text:p>
          </table:table-cell>
          <table:table-cell office:value-type="float" office:value="149.3" calcext:value-type="float">
            <text:p>149.3</text:p>
          </table:table-cell>
          <table:table-cell/>
          <table:table-cell office:value-type="float" office:value="12173" calcext:value-type="float">
            <text:p>12173</text:p>
          </table:table-cell>
          <table:table-cell office:value-type="float" office:value="3588" calcext:value-type="float">
            <text:p>3588</text:p>
          </table:table-cell>
          <table:table-cell office:value-type="float" office:value="1305.952" calcext:value-type="float">
            <text:p>1305.9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072" calcext:value-type="float">
            <text:p>19072</text:p>
          </table:table-cell>
          <table:table-cell office:value-type="float" office:value="9036" calcext:value-type="float">
            <text:p>9036</text:p>
          </table:table-cell>
          <table:table-cell office:value-type="float" office:value="3192.705" calcext:value-type="float">
            <text:p>3192.705</text:p>
          </table:table-cell>
          <table:table-cell/>
          <table:table-cell office:value-type="float" office:value="10704" calcext:value-type="float">
            <text:p>10704</text:p>
          </table:table-cell>
          <table:table-cell office:value-type="float" office:value="8705" calcext:value-type="float">
            <text:p>8705</text:p>
          </table:table-cell>
          <table:table-cell office:value-type="float" office:value="4920.632" calcext:value-type="float">
            <text:p>4920.632</text:p>
          </table:table-cell>
          <table:table-cell/>
          <table:table-cell office:value-type="float" office:value="12812" calcext:value-type="float">
            <text:p>12812</text:p>
          </table:table-cell>
          <table:table-cell office:value-type="float" office:value="5868" calcext:value-type="float">
            <text:p>5868</text:p>
          </table:table-cell>
          <table:table-cell office:value-type="float" office:value="6362.509" calcext:value-type="float">
            <text:p>6362.509</text:p>
          </table:table-cell>
          <table:table-cell/>
          <table:table-cell office:value-type="float" office:value="27406" calcext:value-type="float">
            <text:p>27406</text:p>
          </table:table-cell>
          <table:table-cell office:value-type="float" office:value="8211" calcext:value-type="float">
            <text:p>8211</text:p>
          </table:table-cell>
          <table:table-cell office:value-type="float" office:value="5038.082" calcext:value-type="float">
            <text:p>5038.0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376" calcext:value-type="float">
            <text:p>42376</text:p>
          </table:table-cell>
          <table:table-cell office:value-type="float" office:value="20188" calcext:value-type="float">
            <text:p>20188</text:p>
          </table:table-cell>
          <table:table-cell office:value-type="float" office:value="672.139" calcext:value-type="float">
            <text:p>672.139</text:p>
          </table:table-cell>
          <table:table-cell/>
          <table:table-cell office:value-type="float" office:value="23435" calcext:value-type="float">
            <text:p>23435</text:p>
          </table:table-cell>
          <table:table-cell office:value-type="float" office:value="19436" calcext:value-type="float">
            <text:p>19436</text:p>
          </table:table-cell>
          <table:table-cell office:value-type="float" office:value="2123.34" calcext:value-type="float">
            <text:p>2123.34</text:p>
          </table:table-cell>
          <table:table-cell/>
          <table:table-cell office:value-type="float" office:value="28580" calcext:value-type="float">
            <text:p>28580</text:p>
          </table:table-cell>
          <table:table-cell office:value-type="float" office:value="13099" calcext:value-type="float">
            <text:p>13099</text:p>
          </table:table-cell>
          <table:table-cell office:value-type="float" office:value="5045.77" calcext:value-type="float">
            <text:p>5045.77</text:p>
          </table:table-cell>
          <table:table-cell/>
          <table:table-cell office:value-type="float" office:value="60929" calcext:value-type="float">
            <text:p>60929</text:p>
          </table:table-cell>
          <table:table-cell office:value-type="float" office:value="18457" calcext:value-type="float">
            <text:p>18457</text:p>
          </table:table-cell>
          <table:table-cell office:value-type="float" office:value="4522.581" calcext:value-type="float">
            <text:p>4522.58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9290" calcext:value-type="float">
            <text:p>119290</text:p>
          </table:table-cell>
          <table:table-cell office:value-type="float" office:value="57145" calcext:value-type="float">
            <text:p>57145</text:p>
          </table:table-cell>
          <table:table-cell office:value-type="float" office:value="1762.353" calcext:value-type="float">
            <text:p>1762.353</text:p>
          </table:table-cell>
          <table:table-cell/>
          <table:table-cell office:value-type="float" office:value="65159" calcext:value-type="float">
            <text:p>65159</text:p>
          </table:table-cell>
          <table:table-cell office:value-type="float" office:value="55160" calcext:value-type="float">
            <text:p>55160</text:p>
          </table:table-cell>
          <table:table-cell office:value-type="float" office:value="1724.265" calcext:value-type="float">
            <text:p>1724.265</text:p>
          </table:table-cell>
          <table:table-cell/>
          <table:table-cell office:value-type="float" office:value="79937" calcext:value-type="float">
            <text:p>79937</text:p>
          </table:table-cell>
          <table:table-cell office:value-type="float" office:value="36933" calcext:value-type="float">
            <text:p>36933</text:p>
          </table:table-cell>
          <table:table-cell office:value-type="float" office:value="2229.991" calcext:value-type="float">
            <text:p>2229.991</text:p>
          </table:table-cell>
          <table:table-cell/>
          <table:table-cell office:value-type="float" office:value="178595" calcext:value-type="float">
            <text:p>178595</text:p>
          </table:table-cell>
          <table:table-cell office:value-type="float" office:value="54313" calcext:value-type="float">
            <text:p>54313</text:p>
          </table:table-cell>
          <table:table-cell office:value-type="float" office:value="10770.491" calcext:value-type="float">
            <text:p>10770.49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8176" calcext:value-type="float">
            <text:p>258176</text:p>
          </table:table-cell>
          <table:table-cell office:value-type="float" office:value="124088" calcext:value-type="float">
            <text:p>124088</text:p>
          </table:table-cell>
          <table:table-cell office:value-type="float" office:value="3656.518" calcext:value-type="float">
            <text:p>3656.518</text:p>
          </table:table-cell>
          <table:table-cell/>
          <table:table-cell office:value-type="float" office:value="140482" calcext:value-type="float">
            <text:p>140482</text:p>
          </table:table-cell>
          <table:table-cell office:value-type="float" office:value="120483" calcext:value-type="float">
            <text:p>120483</text:p>
          </table:table-cell>
          <table:table-cell office:value-type="float" office:value="3701.005" calcext:value-type="float">
            <text:p>3701.005</text:p>
          </table:table-cell>
          <table:table-cell/>
          <table:table-cell office:value-type="float" office:value="169589" calcext:value-type="float">
            <text:p>169589</text:p>
          </table:table-cell>
          <table:table-cell office:value-type="float" office:value="79376" calcext:value-type="float">
            <text:p>79376</text:p>
          </table:table-cell>
          <table:table-cell office:value-type="float" office:value="5454.608" calcext:value-type="float">
            <text:p>5454.608</text:p>
          </table:table-cell>
          <table:table-cell/>
          <table:table-cell office:value-type="float" office:value="387640" calcext:value-type="float">
            <text:p>387640</text:p>
          </table:table-cell>
          <table:table-cell office:value-type="float" office:value="118867" calcext:value-type="float">
            <text:p>118867</text:p>
          </table:table-cell>
          <table:table-cell office:value-type="float" office:value="32535.084" calcext:value-type="float">
            <text:p>32535.08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56902" calcext:value-type="float">
            <text:p>556902</text:p>
          </table:table-cell>
          <table:table-cell office:value-type="float" office:value="268451" calcext:value-type="float">
            <text:p>268451</text:p>
          </table:table-cell>
          <table:table-cell office:value-type="float" office:value="15809.06" calcext:value-type="float">
            <text:p>15809.06</text:p>
          </table:table-cell>
          <table:table-cell/>
          <table:table-cell office:value-type="float" office:value="300993" calcext:value-type="float">
            <text:p>300993</text:p>
          </table:table-cell>
          <table:table-cell office:value-type="float" office:value="260994" calcext:value-type="float">
            <text:p>260994</text:p>
          </table:table-cell>
          <table:table-cell office:value-type="float" office:value="9336.538" calcext:value-type="float">
            <text:p>9336.538</text:p>
          </table:table-cell>
          <table:table-cell/>
          <table:table-cell office:value-type="float" office:value="368160" calcext:value-type="float">
            <text:p>368160</text:p>
          </table:table-cell>
          <table:table-cell office:value-type="float" office:value="172693" calcext:value-type="float">
            <text:p>172693</text:p>
          </table:table-cell>
          <table:table-cell office:value-type="float" office:value="19278.078" calcext:value-type="float">
            <text:p>19278.078</text:p>
          </table:table-cell>
          <table:table-cell/>
          <table:table-cell office:value-type="float" office:value="834819" calcext:value-type="float">
            <text:p>834819</text:p>
          </table:table-cell>
          <table:table-cell office:value-type="float" office:value="257376" calcext:value-type="float">
            <text:p>257376</text:p>
          </table:table-cell>
          <table:table-cell office:value-type="float" office:value="128594.336" calcext:value-type="float">
            <text:p>128594.336</text:p>
          </table:table-cell>
        </table:table-row>
      </table:table>
      <table:table table:name="Ascending" table:style-name="ta1">
        <table:table-column table:style-name="co1" table:number-columns-repeated="14" table:default-cell-style-name="Default"/>
        <table:table-row table:style-name="ro1">
          <table:table-cell table:number-columns-repeated="13"/>
          <table:table-cell office:value-type="string" calcext:value-type="string">
            <text:p>Natural Merge</text:p>
          </table:table-cell>
        </table:table-row>
      </table:table>
      <table:table table:name="Reverse" table:style-name="ta1">
        <table:table-column table:style-name="co1" table:default-cell-style-name="Default"/>
        <table:table-row table:style-name="ro1">
          <table:table-cell/>
        </table:table-row>
      </table:table>
      <table:table table:name="Duplicat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6T20:23:16.000659473</meta:creation-date>
    <dc:date>2021-04-26T20:51:19.316280554</dc:date>
    <meta:editing-duration>PT7M19S</meta:editing-duration>
    <meta:editing-cycles>1</meta:editing-cycles>
    <meta:generator>LibreOffice/7.0.4.2$Linux_X86_64 LibreOffice_project/00$Build-2</meta:generator>
    <meta:document-statistic meta:table-count="4" meta:cell-count="109" meta:object-count="0"/>
  </office:meta>
</office:document-meta>
</file>